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Standard">
      <loext:graphic-properties draw:fill="none"/>
      <style:paragraph-properties fo:margin-left="0cm" fo:margin-right="0cm" fo:margin-top="0.21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ceb0d2" fo:background-color="transparent" style:font-size-asian="14pt" style:font-weight-asian="bold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5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929d3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dca17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f55eb" fo:background-color="transparent" style:font-size-asian="8pt" style:font-weight-asian="normal" style:font-size-complex="8pt" style:font-weight-complex="normal"/>
    </style:style>
    <style:style style:name="P9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1e8ef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b9691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82250"/>
    </style:style>
    <style:style style:name="P1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929d3"/>
    </style:style>
    <style:style style:name="P1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ac065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b9691"/>
    </style:style>
    <style:style style:name="P1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1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c8044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dca17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1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40a3a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1e8ef"/>
    </style:style>
    <style:style style:name="P21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22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82250" officeooo:paragraph-rsid="02dac065" fo:background-color="transparent" style:font-size-asian="7pt" style:font-weight-asian="normal" style:font-size-complex="7pt" style:font-weight-complex="normal"/>
    </style:style>
    <style:style style:name="P23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82250" officeooo:paragraph-rsid="02db9691" fo:background-color="transparent" style:font-size-asian="7pt" style:font-weight-asian="normal" style:font-size-complex="7pt" style:font-weight-complex="normal"/>
    </style:style>
    <style:style style:name="P2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25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929d3" officeooo:paragraph-rsid="02d929d3" fo:background-color="transparent" style:font-size-asian="7pt" style:font-weight-asian="normal" style:font-size-complex="7pt" style:font-weight-complex="normal"/>
    </style:style>
    <style:style style:name="P26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27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28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29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f55eb" officeooo:paragraph-rsid="02df55eb" fo:background-color="transparent" style:font-size-asian="7pt" style:font-weight-asian="normal" style:font-size-complex="7pt" style:font-weight-complex="normal"/>
    </style:style>
    <style:style style:name="P30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f55eb" officeooo:paragraph-rsid="02e164d4" fo:background-color="transparent" style:font-size-asian="7pt" style:font-weight-asian="normal" style:font-size-complex="7pt" style:font-weight-complex="normal"/>
    </style:style>
    <style:style style:name="P31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1e8ef" officeooo:paragraph-rsid="02e1e8ef" fo:background-color="transparent" style:font-size-asian="7pt" style:font-weight-asian="normal" style:font-size-complex="7pt" style:font-weight-complex="normal"/>
    </style:style>
    <style:style style:name="P32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3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34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style:text-underline-style="solid" style:text-underline-width="auto" style:text-underline-color="font-color" officeooo:rsid="00fb3dca" officeooo:paragraph-rsid="00fb3dca" fo:background-color="#87cefa" style:font-size-asian="14pt" style:font-size-complex="14pt"/>
    </style:style>
    <style:style style:name="P35" style:family="paragraph" style:parent-style-name="Standard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fo:background-color="#ffd8ce" fo:padding="0.049cm" fo:border="0.06pt solid #000000"/>
      <style:text-properties officeooo:paragraph-rsid="02dac065"/>
    </style:style>
    <style:style style:name="P36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7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40a3a" officeooo:paragraph-rsid="02efda85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ac065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2d78008" style:font-size-asian="12pt" style:font-weight-asian="bold" style:font-size-complex="12pt" style:font-weight-complex="bold"/>
    </style:style>
    <style:style style:name="T4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9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loext:opacity="100%" style:font-name="Tahoma" fo:font-size="8pt" fo:letter-spacing="-0.016cm" fo:language="es" fo:country="ES" fo:font-weight="normal" officeooo:rsid="02b23a55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Tahoma" fo:font-size="8pt" fo:letter-spacing="-0.016cm" fo:language="es" fo:country="ES" fo:font-weight="normal" officeooo:rsid="02ab2dc9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loext:opacity="100%" style:font-name="Tahoma" fo:font-size="8pt" fo:letter-spacing="-0.016cm" fo:language="es" fo:country="ES" fo:font-weight="normal" officeooo:rsid="02d82250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d929d3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db9691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dc8044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ddca17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df55eb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e14f01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2e1e8ef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808080" loext:opacity="100%" style:font-name="Tahoma" fo:font-size="7pt" fo:letter-spacing="-0.016cm" fo:language="es" fo:country="ES" fo:font-weight="normal" officeooo:rsid="02e40a3a" fo:background-color="transparent" loext:char-shading-value="0" style:font-size-asian="7pt" style:font-weight-asian="normal" style:font-size-complex="7pt" style:font-weight-complex="normal"/>
    </style:style>
    <style:style style:name="T23" style:family="text">
      <style:text-properties fo:color="#808080" loext:opacity="100%" style:font-name="Tahoma" fo:font-size="7pt" fo:letter-spacing="-0.016cm" fo:language="es" fo:country="ES" fo:font-weight="normal" officeooo:rsid="02d82250" fo:background-color="transparent" loext:char-shading-value="0" style:font-size-asian="7pt" style:font-weight-asian="normal" style:font-size-complex="7pt" style:font-weight-complex="normal"/>
    </style:style>
    <style:style style:name="T24" style:family="text">
      <style:text-properties officeooo:rsid="02eb31e0"/>
    </style:style>
    <style:style style:name="T25" style:family="text">
      <style:text-properties fo:language="es" fo:country="E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1.<text:tab/></text:span><text:span text:style-name="T7">B</text:span><text:span text:style-name="T6">ase de datos </text:span><text:span text:style-name="T8">Tienda Informática (2 tablas)</text:span><text:span text:style-name="T5">.</text:span></text:p>
      <text:p text:style-name="P18"><text:span text:style-name="T9">Muestra l</text:span><text:span text:style-name="T10">os nombres </text:span><text:span text:style-name="T18">y precios </text:span><text:span text:style-name="T19">en euros</text:span><text:span text:style-name="T10"> </text:span><text:span text:style-name="T18">de todos los productos.</text:span></text:p>
      <text:p text:style-name="P30">SELECT * FROM tienda.producto;</text:p>
      <text:p text:style-name="P19"><text:span text:style-name="T9">Muestra </text:span><text:span text:style-name="T21">todos los comerciales.</text:span></text:p>
      <text:p text:style-name="P32">select * from fabricante;</text:p>
      <text:p text:style-name="P19"><text:span text:style-name="T9">Muestra l</text:span><text:span text:style-name="T10">os nombres </text:span><text:span text:style-name="T18">en mayúsculas </text:span><text:span text:style-name="T10"><text:s/></text:span><text:span text:style-name="T18">y precios</text:span><text:span text:style-name="T10"> </text:span><text:span text:style-name="T18">de todos los productos.</text:span></text:p>
      <text:p text:style-name="P29">select upper(Nombre), precio from producto;</text:p>
      <text:p text:style-name="P8"/>
      <text:p text:style-name="P3"><text:span text:style-name="T8">2</text:span><text:span text:style-name="T4">.<text:tab/></text:span><text:span text:style-name="T7">B</text:span><text:span text:style-name="T6">ase de datos </text:span><text:span text:style-name="T8">Gestión de Empleados (2 tablas)</text:span><text:span text:style-name="T5">.</text:span></text:p>
      <text:p text:style-name="P13"><text:span text:style-name="T9">Muestra </text:span><text:span text:style-name="T14">los datos de todos los Empleados</text:span><text:span text:style-name="T9">.</text:span></text:p>
      <text:p text:style-name="P22">select * from empleado;</text:p>
      <text:p text:style-name="P13"><text:span text:style-name="T9">Muestra </text:span><text:span text:style-name="T14">el código y el nombre de todos los departamentos de la empresa.</text:span></text:p>
      <text:p text:style-name="P22">select codigo, nombre from departamento;</text:p>
      <text:p text:style-name="P13"><text:span text:style-name="T9">Muestra </text:span><text:span text:style-name="T14">los primeros apellidos sin repetición de los Empleados.</text:span></text:p>
      <text:p text:style-name="P35"><text:span text:style-name="T23">select </text:span><text:span text:style-name="T25">distinct</text:span><text:span text:style-name="T23"> apellido1 from empleado;</text:span></text:p>
      <text:p text:style-name="P14"><text:span text:style-name="T9">Muestra </text:span><text:span text:style-name="T15">el nombre del departamento y su presupuesto</text:span><text:span text:style-name="T14">.</text:span></text:p>
      <text:p text:style-name="P23">select nombre, presupuesto from departamento;</text:p>
      <text:p text:style-name="P10"/>
      <text:p text:style-name="P3"><text:span text:style-name="T8">3</text:span><text:span text:style-name="T4">.<text:tab/></text:span><text:span text:style-name="T7">B</text:span><text:span text:style-name="T6">ase de datos </text:span><text:span text:style-name="T8">Gestión de Ventas (3 tablas)</text:span><text:span text:style-name="T5">.</text:span></text:p>
      <text:p text:style-name="P19"><text:span text:style-name="T9">Muestra </text:span><text:span text:style-name="T21">de todos los clientes.</text:span></text:p>
      <text:p text:style-name="P32">select * from cliente;</text:p>
      <text:p text:style-name="P19"><text:span text:style-name="T9">Muestra </text:span><text:span text:style-name="T21">nombre y apellidos de los clientes.</text:span></text:p>
      <text:p text:style-name="P32">select nombre, apellido1, apellido2 from cliente;<text:span text:style-name="T22"/></text:p>
      <text:p text:style-name="P19"><text:span text:style-name="T9">Muestra </text:span><text:span text:style-name="T21">de todos los comerciales.</text:span></text:p>
      <text:p text:style-name="P32">select * from comercial;</text:p>
      <text:p text:style-name="P19"><text:span text:style-name="T9">Muestra </text:span><text:span text:style-name="T21">nombre y apellidos de los clientes.</text:span></text:p>
      <text:p text:style-name="P37">select nombre, apellido1, apellido2 from cliente;<text:span text:style-name="T22"/></text:p>
      <text:p text:style-name="P19"><text:span text:style-name="T9">Muestra </text:span><text:span text:style-name="T21">todos los pedidos realizados.</text:span></text:p>
      <text:p text:style-name="P32">select * from pedido;</text:p>
      <text:p text:style-name="P7"/>
      <text:p text:style-name="P4"><text:span text:style-name="T8">4</text:span><text:span text:style-name="T4">.<text:tab/></text:span><text:span text:style-name="T7">B</text:span><text:span text:style-name="T6">ase de datos NBA </text:span><text:span text:style-name="T8">(4 tablas)</text:span><text:span text:style-name="T5">.</text:span></text:p>
      <text:p text:style-name="P11"><text:span text:style-name="T9">Muestra todas las t</text:span><text:span text:style-name="T11">ablas de la base de datos NBA</text:span><text:span text:style-name="T9">.</text:span></text:p>
      <text:p text:style-name="P21">show tables;</text:p>
      <text:p text:style-name="P11"><text:span text:style-name="T9">Muestra tod</text:span><text:span text:style-name="T12">o</text:span><text:span text:style-name="T9">s </text:span><text:span text:style-name="T12">los datos de cada </text:span><text:span text:style-name="T9">t</text:span><text:span text:style-name="T11">abla de la base de datos NBA</text:span><text:span text:style-name="T9">.</text:span></text:p>
      <text:p text:style-name="P24">select * from equipos; select * from jugadores; select * from partidos; select * from estadisticas; <text:s/>/// <text:span text:style-name="T24">select * from equipos, jugadores, partidos, estaadisticas</text:span></text:p>
      <text:p text:style-name="P11"><text:span text:style-name="T9">Muestra </text:span><text:span text:style-name="T12">el nombre y la división de cada Equipo.</text:span></text:p>
      <text:p text:style-name="P21">select nombre, division from equipos;</text:p>
      <text:p text:style-name="P11"><text:span text:style-name="T9">Muestra </text:span><text:span text:style-name="T12">el número de tapones por partido de cada jugador y temporada de la tabla Estadisticas</text:span><text:span text:style-name="T9">.</text:span></text:p>
      <text:p text:style-name="P21">select Tapones_por_partido, jugador, temporada from estadisticas;</text:p>
      <text:p text:style-name="P12"><text:span text:style-name="T9">Muestra </text:span><text:span text:style-name="T12">el </text:span><text:span text:style-name="T13">nombre y de donde procede de cada Jugador</text:span><text:span text:style-name="T9">.</text:span></text:p>
      <text:p text:style-name="P25">select nombre, procedencia from jugadores;</text:p>
      <text:p text:style-name="P12"><text:span text:style-name="T9">Muestra </text:span><text:span text:style-name="T13">temporada, equipo local y puntuación, y equipo visitante y puntuación de la tabla Partidos</text:span><text:span text:style-name="T9">.</text:span></text:p>
      <text:p text:style-name="P25">select temporada, equipo_local, puntos_local, equipo_visitante, puntos_visitante from partidos</text:p>
      <text:p text:style-name="P5"/>
      <text:p text:style-name="P3"><text:soft-page-break/><text:span text:style-name="T8">5</text:span><text:span text:style-name="T4">.<text:tab/></text:span><text:span text:style-name="T7">B</text:span><text:span text:style-name="T6">ase de datos </text:span><text:span text:style-name="T8">DepartamentoOficinas (5 tablas)</text:span><text:span text:style-name="T5">.</text:span></text:p>
      <text:p text:style-name="P15"><text:span text:style-name="T9">Muestra </text:span><text:span text:style-name="T20">toda la información de la tabla empleados.</text:span></text:p>
      <text:p text:style-name="P31">select * from empleado;</text:p>
      <text:p text:style-name="P20"><text:span text:style-name="T9">Muestra </text:span><text:span text:style-name="T20">toda la información de la tabla departamento.</text:span></text:p>
      <text:p text:style-name="P31">select * from departamento;</text:p>
      <text:p text:style-name="P20"><text:span text:style-name="T9">Muestra </text:span><text:span text:style-name="T20">el código y nombre de las categorías del personal.</text:span></text:p>
      <text:p text:style-name="P31">select categoria, titulo from categoria;</text:p>
      <text:p text:style-name="P9"/>
      <text:p text:style-name="P3"><text:span text:style-name="T8">6</text:span><text:span text:style-name="T4">.<text:tab/></text:span><text:span text:style-name="T7">B</text:span><text:span text:style-name="T6">ase de datos </text:span><text:span text:style-name="T8">Jardinería (8 tablas)</text:span><text:span text:style-name="T5">.</text:span></text:p>
      <text:p text:style-name="P15"><text:span text:style-name="T9">Muestra </text:span><text:span text:style-name="T16">el nombre del cliente y el nombre completo del contacto.</text:span></text:p>
      <text:p text:style-name="P27">select nombre_cliente, nombre_contacto, apellido_contacto from cliente;</text:p>
      <text:p text:style-name="P16"><text:span text:style-name="T9">Muestra </text:span><text:span text:style-name="T16">los detalles de todos los productos contenidos en la tabla detalle_pedido</text:span><text:span text:style-name="T9">.</text:span></text:p>
      <text:p text:style-name="P28">select * from detalle_pedido;</text:p>
      <text:p text:style-name="P16"><text:span text:style-name="T9">Muestra </text:span><text:span text:style-name="T16">el nombre, apellidos, email y puesto de cada empleado</text:span><text:span text:style-name="T9">.</text:span></text:p>
      <text:p text:style-name="P33">select nombre, apellido1, apellido2, email, puesto from empleado;</text:p>
      <text:p text:style-name="P17"><text:span text:style-name="T9">Muestra </text:span><text:span text:style-name="T16">el </text:span><text:span text:style-name="T17">tipo de gama de producto y su descripción</text:span><text:span text:style-name="T9">.</text:span></text:p>
      <text:p text:style-name="P26">select gama, descripcion_texto from gama_producto;</text:p>
      <text:p text:style-name="P17"><text:span text:style-name="T9">Muestra </text:span><text:span text:style-name="T16">el </text:span><text:span text:style-name="T17">código de cada oficina junto con la ciudad en la que está.</text:span></text:p>
      <text:p text:style-name="P26">select codigo_oficina, ciudad from oficina;</text:p>
      <text:p text:style-name="P17"><text:span text:style-name="T9">Muestra </text:span><text:span text:style-name="T16">el </text:span><text:span text:style-name="T17">detalle de todos los pagos.</text:span></text:p>
      <text:p text:style-name="P26">select * from pago;</text:p>
      <text:p text:style-name="P17"><text:span text:style-name="T9">Muestra </text:span><text:span text:style-name="T16">el </text:span><text:span text:style-name="T17">detalle de todos los pedidos.</text:span></text:p>
      <text:p text:style-name="P26">select * from pedido;</text:p>
      <text:p text:style-name="P17"><text:span text:style-name="T9">Muestra </text:span><text:span text:style-name="T17">el detalle de todos los productos, salvo su código.</text:span></text:p>
      <text:p text:style-name="P26">select nombre, gama, dimensiones, proveedor, descripcion, cantidad_en_stock, precio_venta, precio_proveedor from producto;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style:text-underline-style="solid" style:text-underline-width="auto" style:text-underline-color="font-color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2d78008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</text:span><text:span text:style-name="MT2">ealización de consultas </text:span><text:span text:style-name="MT3">básicas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7-31T11:10:40.919000000</meta:creation-date>
    <dc:date>2024-01-10T20:24:08.861000000</dc:date>
    <meta:editing-duration>P2DT4H36M55S</meta:editing-duration>
    <meta:editing-cycles>624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65" meta:word-count="489" meta:character-count="3232" meta:non-whitespace-character-count="2806"/>
  </office:meta>
</office:document-meta>
</file>